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3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fo:background-color="transparent"/>
    </style:style>
    <style:style style:name="T5" style:family="text">
      <style:text-properties fo:language="ru" fo:country="RU" fo:font-weight="normal" style:font-weight-asian="normal" style:font-name-complex="Arial" style:font-weight-complex="normal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fo:language="ru" fo:country="RU" style:text-underline-style="solid" style:text-underline-width="auto" style:text-underline-color="font-color"/>
    </style:style>
    <style:style style:name="T11" style:family="text">
      <style:text-properties fo:language="ru" fo:country="RU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12" style:family="text">
      <style:text-properties fo:language="ru" fo:country="RU" fo:font-style="normal" fo:font-weight="normal" style:font-style-asian="normal" style:font-weight-asian="normal" style:font-name-complex="Arial" style:font-style-complex="normal" style:font-weight-complex="normal"/>
    </style:style>
    <style:style style:name="T13" style:family="text">
      <style:text-properties fo:language="ru" fo:country="RU" fo:font-style="normal" style:text-underline-style="solid" style:text-underline-width="auto" style:text-underline-color="font-color" fo:font-weight="normal" style:font-style-asian="normal" style:font-weight-asian="normal" style:font-name-complex="Arial" style:font-style-complex="normal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 fo:language="en" fo:country="US"/>
    </style:style>
    <style:style style:name="T30" style:family="text">
      <style:text-properties style:use-window-font-color="true" fo:language="ru" fo:country="RU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fo:language="ru" fo:country="RU" style:font-size-asian="12pt" style:font-size-complex="13pt"/>
    </style:style>
    <style:style style:name="T33" style:family="text">
      <style:text-properties fo:font-size="12pt" fo:language="en" fo:country="US" style:font-size-asian="12pt"/>
    </style:style>
    <style:style style:name="T34" style:family="text">
      <style:text-properties fo:font-size="12pt" fo:language="en" fo:country="US" style:font-size-asian="12pt" style:font-size-complex="13pt"/>
    </style:style>
    <style:style style:name="T35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6" style:family="text">
      <style:text-properties fo:font-size="10pt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7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8" style:family="text">
      <style:text-properties fo:font-size="10pt" fo:language="en" fo:country="US" fo:font-style="normal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>ПРОТОКОЛ <text:span text:style-name="T3">ПОВЕРКИ</text:span></text:p>
      <text:p text:style-name="P6"/>
      <text:p text:style-name="P5"><text:span text:style-name="T31">дозиметра рентгеновского и гамма-излучения ДКС-</text:span><text:span text:style-name="T33">$type</text:span></text:p>
      <text:p text:style-name="P6"/>
      <text:p text:style-name="P33"><text:span text:style-name="T5">№</text:span><text:span text:style-name="T9"> </text:span><text:span text:style-name="T8"><text:s/></text:span><text:span text:style-name="T35">$</text:span><text:span text:style-name="T37">allSerial </text:span></text:p>
      <text:p text:style-name="P32"><text:span text:style-name="T21">принадлежащего<text:tab/></text:span><text:span text:style-name="T22"><text:tab/></text:span></text:p>
      <text:p text:style-name="P17"><text:span text:style-name="T3">Поверка проводилась на базе УП «АТОМТЕХ», в нормальных климатических условиях при температуре </text:span><text:span text:style-name="T6">Т</text:span><text:span text:style-name="T3"> = </text:span><text:span text:style-name="T10"><text:s/></text:span><text:span text:style-name="T7">$temp </text:span><text:span text:style-name="T3"><text:s/>°</text:span><text:span text:style-name="T6">С</text:span><text:span text:style-name="T3">, атмосферном давлении </text:span><text:span text:style-name="T6">Р</text:span><text:span text:style-name="T3"> = </text:span><text:span text:style-name="T10"><text:s text:c="5"/></text:span><text:span text:style-name="T3"><text:s/>мм.рт.ст, относительной влажности воздуха </text:span><text:span text:style-name="T6">р</text:span><text:span text:style-name="T3"> = </text:span><text:span text:style-name="T10"><text:s/></text:span><text:span text:style-name="T7">$vlag </text:span><text:span text:style-name="T3"><text:s/>%, внешнем фоне γ-излучения </text:span><text:span text:style-name="T2">H</text:span><text:span text:style-name="T3">*(10) = </text:span><text:span text:style-name="T10"><text:s/></text:span><text:span text:style-name="T7">$bground </text:span><text:span text:style-name="T3"><text:s/>мкЗв/ч, <text:s/>согласно методике, изложенной в </text:span><text:span text:style-name="T30">МП. МН-</text:span><text:span text:style-name="T29">854</text:span><text:span text:style-name="T30">-200</text:span><text:span text:style-name="T29">0</text:span></text:p>
      <text:p text:style-name="P27"><text:span text:style-name="T3">1. С</text:span>редства <text:span text:style-name="T3">поверки</text:span></text:p>
      <text:p text:style-name="P18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9">2</text:span><text:span text:style-name="T20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9">1</text:span><text:span text:style-name="T20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21"/>
      <text:p text:style-name="P28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3">- </text:span><text:span text:style-name="T3">наличие четких маркировочных надписей на БД и контрольном источнике</text:span><text:span text:style-name="T3"><text:tab/></text:span></text:p>
      <text:p text:style-name="P15">- контроль работоспособности<text:tab/></text:p>
      <text:p text:style-name="P18"><text:span text:style-name="T3">б</text:span>)<text:tab/>Проверка допускаемой основной относительной погрешности измерения мощности дозы <text:span text:style-name="T32">дозиметра рентгеновского и гамма-излучения ДКС- </text:span><text:span text:style-name="T34">$type</text:span></text:p>
      <text:p text:style-name="P19"/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4">Ḣ</text:span><text:span text:style-name="T15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4">Относи-тельная</text:span><text:span text:style-name="T28"> </text:span><text:span text:style-name="T4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3">,</text:span> %</text:p>
          </table:table-cell>
          <table:table-cell table:style-name="t1.B2" table:number-rows-spanned="3" office:value-type="string">
            <text:p text:style-name="P23"><text:span text:style-name="T3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6"><text:span text:style-name="T23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9">H</text:span><text:span text:style-name="T14">1</text:span></text:p>
          </table:table-cell>
          <table:table-cell table:style-name="t1.D3" office:value-type="string">
            <text:p text:style-name="P29"><text:span text:style-name="T2">H</text:span><text:span text:style-name="T14">2</text:span></text:p>
          </table:table-cell>
          <table:table-cell table:style-name="t1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<text:span text:style-name="T3">0,07</text:span>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3">0,7</text:span> Зв/ч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<text:span text:style-name="T1">8</text:span></text:p>
          </table:table-cell>
          <table:table-cell table:style-name="t1.B13" office:value-type="string">
            <text:p text:style-name="P10">$1-4<text:span text:style-name="T1">8</text:span></text:p>
          </table:table-cell>
          <table:table-cell table:style-name="t1.B13" office:value-type="string">
            <text:p text:style-name="P10">$1-5<text:span text:style-name="T1">8</text:span></text:p>
          </table:table-cell>
          <table:table-cell table:style-name="t1.B13" office:value-type="string">
            <text:p text:style-name="P10">$1-6<text:span text:style-name="T1">8</text:span></text:p>
          </table:table-cell>
          <table:table-cell table:style-name="t1.B13" office:value-type="string">
            <text:p text:style-name="P10">$1-7<text:span text:style-name="T1">8</text:span></text:p>
          </table:table-cell>
          <table:table-cell table:style-name="t1.B13" office:value-type="string">
            <text:p text:style-name="P10">$1-8<text:span text:style-name="T1">8</text:span></text:p>
          </table:table-cell>
          <table:table-cell table:style-name="t1.B13" office:value-type="string">
            <text:p text:style-name="P10">$1-0<text:span text:style-name="T1">8</text:span></text:p>
          </table:table-cell>
          <table:table-cell table:style-name="t1.B13" office:value-type="string">
            <text:p text:style-name="P10">$1-1<text:span text:style-name="T1">8</text:span></text:p>
          </table:table-cell>
          <table:table-cell table:style-name="t1.B13" office:value-type="string">
            <text:p text:style-name="P10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4">Ḣ</text:span><text:span text:style-name="T15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4">Относи-тельная</text:span><text:span text:style-name="T28"> </text:span><text:span text:style-name="T4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3">,</text:span> %</text:p>
          </table:table-cell>
          <table:table-cell table:style-name="t2.B2" table:number-rows-spanned="3" office:value-type="string">
            <text:p text:style-name="P23"><text:span text:style-name="T3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26"><text:span text:style-name="T23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9">H</text:span><text:span text:style-name="T14">1</text:span></text:p>
          </table:table-cell>
          <table:table-cell table:style-name="t2.D3" office:value-type="string">
            <text:p text:style-name="P29"><text:span text:style-name="T2">H</text:span><text:span text:style-name="T14">2</text:span></text:p>
          </table:table-cell>
          <table:table-cell table:style-name="t2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<text:span text:style-name="T3">0,07</text:span> мкЗв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3">0,7</text:span> Зв/ч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$<text:span text:style-name="T1">2</text:span>-3<text:span text:style-name="T1">8</text:span></text:p>
          </table:table-cell>
          <table:table-cell table:style-name="t2.B13" office:value-type="string">
            <text:p text:style-name="P10"><text:span text:style-name="T1">$2-</text:span>4<text:span text:style-name="T1">8</text:span></text:p>
          </table:table-cell>
          <table:table-cell table:style-name="t2.B13" office:value-type="string">
            <text:p text:style-name="P10"><text:span text:style-name="T1">$2-</text:span>5<text:span text:style-name="T1">8</text:span></text:p>
          </table:table-cell>
          <table:table-cell table:style-name="t2.B13" office:value-type="string">
            <text:p text:style-name="P10"><text:span text:style-name="T1">$2-</text:span>6<text:span text:style-name="T1">8</text:span></text:p>
          </table:table-cell>
          <table:table-cell table:style-name="t2.B13" office:value-type="string">
            <text:p text:style-name="P10">$<text:span text:style-name="T1">2</text:span>-7<text:span text:style-name="T1">8</text:span></text:p>
          </table:table-cell>
          <table:table-cell table:style-name="t2.B13" office:value-type="string">
            <text:p text:style-name="P10"><text:span text:style-name="T1">$2-</text:span>8<text:span text:style-name="T1">8</text:span></text:p>
          </table:table-cell>
          <table:table-cell table:style-name="t2.B13" office:value-type="string">
            <text:p text:style-name="P10"><text:span text:style-name="T1">$2-</text:span>0<text:span text:style-name="T1">8</text:span></text:p>
          </table:table-cell>
          <table:table-cell table:style-name="t2.B13" office:value-type="string">
            <text:p text:style-name="P10"><text:span text:style-name="T1">$2-</text:span>1<text:span text:style-name="T1">8</text:span></text:p>
          </table:table-cell>
          <table:table-cell table:style-name="t2.B13" office:value-type="string">
            <text:p text:style-name="P10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4">Ḣ</text:span><text:span text:style-name="T15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4">Относи-тельная</text:span><text:span text:style-name="T28"> </text:span><text:span text:style-name="T4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3">,</text:span> %</text:p>
          </table:table-cell>
          <table:table-cell table:style-name="t3.B2" table:number-rows-spanned="3" office:value-type="string">
            <text:p text:style-name="P23"><text:span text:style-name="T3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26"><text:span text:style-name="T23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9">H</text:span><text:span text:style-name="T14">1</text:span></text:p>
          </table:table-cell>
          <table:table-cell table:style-name="t3.D3" office:value-type="string">
            <text:p text:style-name="P29"><text:span text:style-name="T2">H</text:span><text:span text:style-name="T14">2</text:span></text:p>
          </table:table-cell>
          <table:table-cell table:style-name="t3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<text:span text:style-name="T3">0,07</text:span> мкЗв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3">0,7</text:span> Зв/ч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<text:span text:style-name="T1">$3-</text:span>3<text:span text:style-name="T1">8</text:span></text:p>
          </table:table-cell>
          <table:table-cell table:style-name="t3.B13" office:value-type="string">
            <text:p text:style-name="P10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10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4">Ḣ</text:span><text:span text:style-name="T15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4">Относи-тельная</text:span><text:span text:style-name="T28"> </text:span><text:span text:style-name="T4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3">,</text:span> %</text:p>
          </table:table-cell>
          <table:table-cell table:style-name="t4.B2" table:number-rows-spanned="3" office:value-type="string">
            <text:p text:style-name="P23"><text:span text:style-name="T3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26"><text:span text:style-name="T23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9">H</text:span><text:span text:style-name="T14">1</text:span></text:p>
          </table:table-cell>
          <table:table-cell table:style-name="t4.D3" office:value-type="string">
            <text:p text:style-name="P29"><text:span text:style-name="T2">H</text:span><text:span text:style-name="T14">2</text:span></text:p>
          </table:table-cell>
          <table:table-cell table:style-name="t4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<text:span text:style-name="T3">0,07</text:span> мкЗв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3">0,7</text:span> Зв/ч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10">$<text:span text:style-name="T1">4</text:span>-3<text:span text:style-name="T1">8</text:span></text:p>
          </table:table-cell>
          <table:table-cell table:style-name="t4.B13" office:value-type="string">
            <text:p text:style-name="P10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10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10">$<text:span text:style-name="T1">4</text:span>-1<text:span text:style-name="T1">8</text:span></text:p>
          </table:table-cell>
          <table:table-cell table:style-name="t4.B13" office:value-type="string">
            <text:p text:style-name="P10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4">Ḣ</text:span><text:span text:style-name="T15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4">Относи-тельная</text:span><text:span text:style-name="T28"> </text:span><text:span text:style-name="T4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3">,</text:span> %</text:p>
          </table:table-cell>
          <table:table-cell table:style-name="t5.B2" table:number-rows-spanned="3" office:value-type="string">
            <text:p text:style-name="P23"><text:span text:style-name="T3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26"><text:span text:style-name="T23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9">H</text:span><text:span text:style-name="T14">1</text:span></text:p>
          </table:table-cell>
          <table:table-cell table:style-name="t5.D3" office:value-type="string">
            <text:p text:style-name="P29"><text:span text:style-name="T2">H</text:span><text:span text:style-name="T14">2</text:span></text:p>
          </table:table-cell>
          <table:table-cell table:style-name="t5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<text:span text:style-name="T3">0,07</text:span> мкЗв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3">0,7</text:span> Зв/ч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10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10">$<text:span text:style-name="T1">5</text:span>-7<text:span text:style-name="T1">8</text:span></text:p>
          </table:table-cell>
          <table:table-cell table:style-name="t5.B13" office:value-type="string">
            <text:p text:style-name="P10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4">Ḣ</text:span><text:span text:style-name="T15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4">Относи-тельная</text:span><text:span text:style-name="T28"> </text:span><text:span text:style-name="T4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3">,</text:span> %</text:p>
          </table:table-cell>
          <table:table-cell table:style-name="t6.B2" table:number-rows-spanned="3" office:value-type="string">
            <text:p text:style-name="P23"><text:span text:style-name="T3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26"><text:span text:style-name="T23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9">H</text:span><text:span text:style-name="T14">1</text:span></text:p>
          </table:table-cell>
          <table:table-cell table:style-name="t6.D3" office:value-type="string">
            <text:p text:style-name="P29"><text:span text:style-name="T2">H</text:span><text:span text:style-name="T14">2</text:span></text:p>
          </table:table-cell>
          <table:table-cell table:style-name="t6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<text:span text:style-name="T3">0,07</text:span> мкЗв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3">0,7</text:span> Зв/ч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10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10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10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4">Ḣ</text:span><text:span text:style-name="T15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4">Относи-тельная</text:span><text:span text:style-name="T28"> </text:span><text:span text:style-name="T4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3">,</text:span> %</text:p>
          </table:table-cell>
          <table:table-cell table:style-name="t7.B2" table:number-rows-spanned="3" office:value-type="string">
            <text:p text:style-name="P23"><text:span text:style-name="T3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26"><text:span text:style-name="T23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9">H</text:span><text:span text:style-name="T14">1</text:span></text:p>
          </table:table-cell>
          <table:table-cell table:style-name="t7.D3" office:value-type="string">
            <text:p text:style-name="P29"><text:span text:style-name="T2">H</text:span><text:span text:style-name="T14">2</text:span></text:p>
          </table:table-cell>
          <table:table-cell table:style-name="t7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<text:span text:style-name="T3">0,07</text:span> мкЗв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3">0,7</text:span> Зв/ч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10"><text:span text:style-name="T1">$7-</text:span>3<text:span text:style-name="T1">8</text:span></text:p>
          </table:table-cell>
          <table:table-cell table:style-name="t7.B13" office:value-type="string">
            <text:p text:style-name="P10">$<text:span text:style-name="T1">7</text:span>-4<text:span text:style-name="T1">8</text:span></text:p>
          </table:table-cell>
          <table:table-cell table:style-name="t7.B13" office:value-type="string">
            <text:p text:style-name="P10">$<text:span text:style-name="T1">7</text:span>-5<text:span text:style-name="T1">8</text:span></text:p>
          </table:table-cell>
          <table:table-cell table:style-name="t7.B13" office:value-type="string">
            <text:p text:style-name="P10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10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4">Мощность амбиентной эквивалент-ной дозы в <text:span text:style-name="T3">контроль-ной</text:span> точке <text:span text:style-name="T24">Ḣ</text:span><text:span text:style-name="T15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4">Относи-тельная</text:span><text:span text:style-name="T28"> </text:span><text:span text:style-name="T4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3">,</text:span> %</text:p>
          </table:table-cell>
          <table:table-cell table:style-name="t8.B2" table:number-rows-spanned="3" office:value-type="string">
            <text:p text:style-name="P23"><text:span text:style-name="T3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26"><text:span text:style-name="T23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9">H</text:span><text:span text:style-name="T14">1</text:span></text:p>
          </table:table-cell>
          <table:table-cell table:style-name="t8.D3" office:value-type="string">
            <text:p text:style-name="P29"><text:span text:style-name="T2">H</text:span><text:span text:style-name="T14">2</text:span></text:p>
          </table:table-cell>
          <table:table-cell table:style-name="t8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<text:span text:style-name="T3">0,07</text:span> мкЗв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3">0,7</text:span> Зв/ч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10"><text:span text:style-name="T1">$8-</text:span>3<text:span text:style-name="T1">8</text:span></text:p>
          </table:table-cell>
          <table:table-cell table:style-name="t8.B13" office:value-type="string">
            <text:p text:style-name="P10">$<text:span text:style-name="T1">8</text:span>-4<text:span text:style-name="T1">8</text:span></text:p>
          </table:table-cell>
          <table:table-cell table:style-name="t8.B13" office:value-type="string">
            <text:p text:style-name="P10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10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4">Ḣ</text:span><text:span text:style-name="T15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4">Относи-тельная</text:span><text:span text:style-name="T28"> </text:span><text:span text:style-name="T4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3">,</text:span> %</text:p>
          </table:table-cell>
          <table:table-cell table:style-name="t9.B2" table:number-rows-spanned="3" office:value-type="string">
            <text:p text:style-name="P23"><text:span text:style-name="T3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26"><text:span text:style-name="T23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9">H</text:span><text:span text:style-name="T14">1</text:span></text:p>
          </table:table-cell>
          <table:table-cell table:style-name="t9.D3" office:value-type="string">
            <text:p text:style-name="P29"><text:span text:style-name="T2">H</text:span><text:span text:style-name="T14">2</text:span></text:p>
          </table:table-cell>
          <table:table-cell table:style-name="t9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<text:span text:style-name="T3">0,07</text:span> мкЗв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3">0,7</text:span> Зв/ч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10">$<text:span text:style-name="T1">9</text:span>-3<text:span text:style-name="T1">8</text:span></text:p>
          </table:table-cell>
          <table:table-cell table:style-name="t9.B13" office:value-type="string">
            <text:p text:style-name="P10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10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4">Ḣ</text:span><text:span text:style-name="T15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4">Относи-тельная</text:span><text:span text:style-name="T28"> </text:span><text:span text:style-name="T4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3">,</text:span> %</text:p>
          </table:table-cell>
          <table:table-cell table:style-name="t10.B2" table:number-rows-spanned="3" office:value-type="string">
            <text:p text:style-name="P23"><text:span text:style-name="T3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26"><text:span text:style-name="T23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9">H</text:span><text:span text:style-name="T14">1</text:span></text:p>
          </table:table-cell>
          <table:table-cell table:style-name="t10.D3" office:value-type="string">
            <text:p text:style-name="P29"><text:span text:style-name="T2">H</text:span><text:span text:style-name="T14">2</text:span></text:p>
          </table:table-cell>
          <table:table-cell table:style-name="t10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<text:span text:style-name="T3">0,07</text:span> мкЗв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3">0,7</text:span> Зв/ч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10">$1<text:span text:style-name="T1">0</text:span>-3<text:span text:style-name="T1">8</text:span></text:p>
          </table:table-cell>
          <table:table-cell table:style-name="t10.B13" office:value-type="string">
            <text:p text:style-name="P10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10">$1<text:span text:style-name="T1">0</text:span>-2<text:span text:style-name="T1">8</text:span>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8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09T15:06:05.36</dc:date>
    <meta:editing-duration>P3DT1H26M36S</meta:editing-duration>
    <meta:editing-cycles>309</meta:editing-cycles>
    <meta:generator>OpenOffice/4.1.6$Win32 OpenOffice.org_project/416m1$Build-9790</meta:generator>
    <meta:document-statistic meta:table-count="11" meta:image-count="0" meta:object-count="0" meta:page-count="6" meta:paragraph-count="1104" meta:word-count="1728" meta:character-count="10540"/>
  </office:meta>
</office:document-meta>
</file>